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horizontal-align="justify" draw:textarea-vertical-align="top" draw:auto-grow-height="false" fo:min-height="3.542cm" fo:min-width="22.785cm" fo:padding-top="0.125cm" fo:padding-bottom="0.125cm" fo:padding-left="0.25cm" fo:padding-right="0.25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style:paragraph-properties style:writing-mode="lr-tb"/>
    </style:style>
    <style:style style:name="pr14" style:family="presentation" style:parent-style-name="Default-title">
      <style:graphic-properties fo:min-height="3.461cm"/>
      <style:paragraph-properties style:writing-mode="lr-tb"/>
    </style:style>
    <style:style style:name="pr15" style:family="presentation" style:parent-style-name="Default-outline1">
      <style:graphic-properties fo:min-height="11.886cm"/>
      <style:paragraph-properties style:writing-mode="lr-tb"/>
    </style:style>
    <style:style style:name="pr16" style:family="presentation" style:parent-style-name="Default-notes">
      <style:graphic-properties draw:fill-color="#ffffff" fo:min-height="13.321cm"/>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style:paragraph-properties style:writing-mode="lr-tb"/>
    </style:style>
    <style:style style:name="pr19" style:family="presentation" style:parent-style-name="Default-notes">
      <style:graphic-properties draw:stroke="none" draw:fill="none" draw:fill-color="#ffffff" draw:textarea-horizontal-align="justify" draw:textarea-vertical-align="middle" fo:min-height="13.326cm" draw:shadow-color="#808080"/>
      <style:paragraph-properties style:writing-mode="lr-tb"/>
    </style:style>
    <style:style style:name="P1"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margin-top="0.401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1.199cm" fo:margin-right="0cm" fo:margin-top="0.502cm" fo:margin-bottom="0cm" fo:line-height="93%" fo:text-indent="-0.86cm" style:punctuation-wrap="simple" style:line-break="strict">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502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401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502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401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502cm" fo:margin-bottom="0cm" fo:line-height="93%" fo:text-indent="0cm" style:punctuation-wrap="simple"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952cm" fo:margin-right="0cm" fo:margin-top="0.502cm" fo:margin-bottom="0cm" fo:line-height="93%"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margin-top="0.299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7" style:family="paragraph">
      <loext:graphic-properties draw:fill-color="#ffffff"/>
    </style:style>
    <style:style style:name="P18" style:family="paragraph">
      <style:paragraph-properties fo:margin-left="0.952cm" fo:margin-right="0cm" fo:text-align="center" fo:text-indent="-0.93cm" style:line-break="strict"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9" style:family="paragraph">
      <loext:graphic-properties draw:fill="none" draw:fill-color="#ffffff"/>
      <style:paragraph-properties fo:margin-left="0.952cm" fo:margin-right="0cm" fo:text-align="center" fo:text-indent="-0.93cm" style:line-break="strict"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style:paragraph-properties fo:margin-left="3.249cm" fo:margin-right="0cm" fo:margin-top="0.401cm" fo:margin-bottom="0cm" fo:text-indent="-1.371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1" style:family="paragraph">
      <style:paragraph-properties fo:margin-left="0.952cm" fo:margin-right="0cm" fo:margin-top="0.502cm" fo:margin-bottom="0cm" fo:text-indent="-0.944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502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401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502cm" fo:margin-bottom="0cm" fo:line-height="93%"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style:font-name="Courier New" fo:font-size="128pt" fo:language="en" fo:country="GB" fo:font-weight="bold" style:font-size-asian="128pt" style:language-asian="en" style:country-asian="GB" style:font-weight-asian="bold" style:font-size-complex="128pt" style:language-complex="en" style:country-complex="GB" style:font-weight-complex="bold"/>
    </style:style>
    <style:style style:name="T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7" style:family="text">
      <style:text-properties fo:color="#ccccff" loext:opacity="100%" fo:language="en" fo:country="IE" style:language-asian="en" style:country-asian="IE" style:language-complex="en" style:country-complex="IE"/>
    </style:style>
    <style:style style:name="T8"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9" style:family="text">
      <style:text-properties style:font-name="Courier New" fo:language="en" fo:country="GB" style:language-asian="en" style:country-asian="GB" style:language-complex="en" style:country-complex="GB"/>
    </style:style>
    <style:style style:name="T10" style:family="text">
      <style:text-properties style:font-name="Courier New" fo:font-weight="bold" style:font-weight-asian="bold" style:font-weight-complex="bold"/>
    </style:style>
    <style:style style:name="T11" style:family="text">
      <style:text-properties fo:font-size="32pt" fo:language="en" fo:country="IE" style:font-size-asian="32pt" style:language-asian="en" style:country-asian="IE" style:font-size-complex="32pt" style:language-complex="en" style:country-complex="IE"/>
    </style:style>
    <style:style style:name="T12"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item>
            </text:list>
            <text:list text:style-name="L3">
              <text:list-item>
                <text:list>
                  <text:list-item>
                    <text:p text:style-name="P6"><text:span text:style-name="T2">You’ll notice multiple occurrences of “$” </text:span></text:p>
                  </text:list-item>
                </text:list>
              </text:list-item>
            </text:list>
            <text:list text:style-name="L2">
              <text:list-item>
                <text:p text:style-name="P5"><text:span text:style-name="T2">DNS protocol (some of Olaf’s “Block_01” slides)</text:span></text:p>
              </text:list-item>
              <text:list-item>
                <text:p text:style-name="P5"><text:span text:style-name="T2">DNSSEC (some of Olaf’s “Block_03” slides)</text:span></text:p>
              </text:list-item>
              <text:list-item>
                <text:p text:style-name="P5"><text:span text:style-name="T2">DNSSEC deployment</text:span></text:p>
              </text:list-item>
              <text:list-item>
                <text:p text:style-name="P5"><text:span text:style-name="T2">DNS privacy</text:span></text:p>
              </text:list-item>
            </text:list>
            <text:list text:style-name="L4">
              <text:list-header>
                <text:p text:style-name="P7"><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3">The</text:span><text:span text:style-name="T1"> single world-wide distributed naming system/database that essentially replaced the host file because that got too big</text:span></text:p>
              </text:list-item>
            </text:list>
            <text:list text:style-name="L6">
              <text:list-item>
                <text:list>
                  <text:list-item>
                    <text:p text:style-name="P9"><text:span text:style-name="T1">There’s also the DNS protocol, which is how clients and servers interact </text:span></text:p>
                  </text:list-item>
                </text:list>
              </text:list-item>
            </text:list>
            <text:list text:style-name="L5">
              <text:list-item>
                <text:p text:style-name="P8"><text:span text:style-name="T1">Main purpose is to map names to IP addresses so that applications and humans can deal with names rather than addresses</text:span></text:p>
              </text:list-item>
            </text:list>
            <text:list text:style-name="L6">
              <text:list-item>
                <text:list>
                  <text:list-item>
                    <text:p text:style-name="P9"><text:span text:style-name="T1">tcd.ie is easier to type/remember than something within 134.226/16 or <text:s/>2001:770:10::/48</text:span></text:p>
                  </text:list-item>
                  <text:list-item>
                    <text:p text:style-name="P9"><text:span text:style-name="T1">IPv4 addresses use A resource record (RR) type</text:span></text:p>
                  </text:list-item>
                  <text:list-item>
                    <text:p text:style-name="P9"><text:span text:style-name="T1">IPv6 addresses use AAAA resource record (RR) type</text:span></text:p>
                  </text:list-item>
                </text:list>
              </text:list-item>
            </text:list>
            <text:list text:style-name="L5">
              <text:list-item>
                <text:p text:style-name="P8"><text:span text:style-name="T1">The DNS is also used for many other purposes </text:span></text:p>
              </text:list-item>
            </text:list>
            <text:list text:style-name="L7">
              <text:list-item>
                <text:list>
                  <text:list-item>
                    <text:p text:style-name="P9"><text:span text:style-name="T1">Mail address right-hand-side to mail server name(s) via MX RR</text:span></text:p>
                  </text:list-item>
                  <text:list-item>
                    <text:p text:style-name="P9"><text:span text:style-name="T1">DNS block lists of spam sources (and other block lists)</text:span></text:p>
                  </text:list-item>
                  <text:list-item>
                    <text:p text:style-name="P9"><text:span text:style-name="T1">“</text:span><text:span text:style-name="T1">Passive DNS” monitoring for various security purposes</text:span></text:p>
                  </text:list-item>
                  <text:list-item>
                    <text:p text:style-name="P9"><text:span text:style-name="T1">Telling lies (RPZ) to help people avoid “bad” domains</text:span></text:p>
                  </text:list-item>
                  <text:list-item>
                    <text:p text:style-name="P9"><text:span text:style-name="T1">State- or enterprise-level censorship</text:span></text:p>
                  </text:list-item>
                  <text:list-item>
                    <text:p text:style-name="P9"><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We know that tcd.ie is a DNS name, right?</text:span></text:p>
              </text:list-item>
            </text:list>
            <text:list text:style-name="L9">
              <text:list-item>
                <text:list>
                  <text:list-item>
                    <text:p text:style-name="P11"><text:span text:style-name="T4">tcd.ie is a domain</text:span></text:p>
                  </text:list-item>
                </text:list>
              </text:list-item>
            </text:list>
            <text:list text:style-name="L8">
              <text:list-item>
                <text:p text:style-name="P10"><text:span text:style-name="T4">www.tcd.ie and down.dsg.cs.tcd.ie are also DNS names</text:span></text:p>
              </text:list-item>
            </text:list>
            <text:list text:style-name="L9">
              <text:list-item>
                <text:list>
                  <text:list-item>
                    <text:p text:style-name="P11"><text:span text:style-name="T4">Those are Fully Qualified Domain Names (FQDNs)</text:span></text:p>
                  </text:list-item>
                </text:list>
              </text:list-item>
            </text:list>
            <text:list text:style-name="L8">
              <text:list-item>
                <text:p text:style-name="P12"><text:span text:style-name="T4">tcd.ie is the parent of cs.tcd.ie, cs.tcd.ie is a child of tcd.ie</text:span></text:p>
              </text:list-item>
              <text:list-item>
                <text:p text:style-name="P12"><text:span text:style-name="T4">TCD internally (modulo cloudiness) manage the names below tcd.ie within their “zone,” often spoken about as if managed via a “zone file”</text:span></text:p>
              </text:list-item>
              <text:list-item>
                <text:p text:style-name="P12"><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Zone file fragments</text:span></text:p>
              </text:list-header>
            </text:list>
          </draw:text-box>
        </draw:frame>
        <draw:frame presentation:style-name="pr10" draw:text-style-name="P2" draw:layer="layout" svg:width="25.162cm" svg:height="12.145cm" svg:x="2.216cm" svg:y="5.003cm" presentation:class="outline" presentation:user-transformed="true">
          <draw:text-box>
            <text:list text:style-name="L10">
              <text:list-header>
                <text:p text:style-name="P13"><text:span text:style-name="T5">$ORIGIN .</text:span></text:p>
              </text:list-header>
              <text:list-item>
                <text:p text:style-name="P13"><text:span text:style-name="T5">$TTL 3600 <text:s text:c="2"/>; 1 hour</text:span></text:p>
              </text:list-item>
              <text:list-item>
                <text:p text:style-name="P13"><text:span text:style-name="T5">responsible.ie <text:s text:c="5"/>IN SOA <text:s/>ns2.my-own.net. hostmaster.responsible.ie. (</text:span></text:p>
              </text:list-item>
              <text:list-item>
                <text:p text:style-name="P13"><text:span text:style-name="T5"><text:s text:c="16"/></text:span><text:span text:style-name="T5">2020101900 ; serial</text:span></text:p>
              </text:list-item>
              <text:list-item>
                <text:p text:style-name="P13"><text:span text:style-name="T5"><text:s text:c="16"/></text:span><text:span text:style-name="T5">86400 <text:s text:c="5"/>; refresh (1 day)</text:span></text:p>
              </text:list-item>
              <text:list-item>
                <text:p text:style-name="P13"><text:span text:style-name="T5"><text:s text:c="16"/></text:span><text:span text:style-name="T5">7200 <text:s text:c="6"/>; retry (2 hours)</text:span></text:p>
              </text:list-item>
              <text:list-item>
                <text:p text:style-name="P13"><text:span text:style-name="T5"><text:s text:c="16"/></text:span><text:span text:style-name="T5">3600000 <text:s text:c="3"/>; expire (5 weeks 6 days 16 hours)</text:span></text:p>
              </text:list-item>
              <text:list-item>
                <text:p text:style-name="P13"><text:span text:style-name="T5"><text:s text:c="16"/></text:span><text:span text:style-name="T5">3600 <text:s text:c="6"/>; minimum (1 hour)</text:span></text:p>
              </text:list-item>
              <text:list-item>
                <text:p text:style-name="P13"><text:span text:style-name="T5"><text:s text:c="16"/></text:span><text:span text:style-name="T5">)</text:span></text:p>
              </text:list-item>
              <text:list-item>
                <text:p text:style-name="P13"><text:span text:style-name="T5"><text:s text:c="12"/></text:span><text:span text:style-name="T5">NS <text:s/>ns2.my-own.net.</text:span></text:p>
              </text:list-item>
              <text:list-item>
                <text:p text:style-name="P13"><text:span text:style-name="T5"><text:s text:c="12"/></text:span><text:span text:style-name="T5">NS <text:s/>unit.nmugroup.com.</text:span></text:p>
              </text:list-item>
              <text:list-item>
                <text:p text:style-name="P13"><text:span text:style-name="T5"><text:s text:c="12"/></text:span><text:span text:style-name="T5">NS <text:s/>origo.nmugroup.com.</text:span></text:p>
              </text:list-item>
              <text:list-item>
                <text:p text:style-name="P13"><text:span text:style-name="T5"><text:s text:c="12"/></text:span><text:span text:style-name="T5">NS <text:s/>vertex.nmugroup.se.</text:span></text:p>
              </text:list-item>
              <text:list-item>
                <text:p text:style-name="P13"><text:span text:style-name="T5"><text:s text:c="12"/></text:span><text:span text:style-name="T5">NS <text:s/>ephemera.nmugroup.se.</text:span></text:p>
              </text:list-item>
              <text:list-item>
                <text:p text:style-name="P13"><text:span text:style-name="T5"><text:s text:c="12"/></text:span><text:span text:style-name="T5">A <text:s text:c="2"/>213.108.108.218</text:span></text:p>
              </text:list-item>
              <text:list-item>
                <text:p text:style-name="P13"><text:span text:style-name="T5"><text:s text:c="12"/></text:span><text:span text:style-name="T5">TXT "This host is used as the source of zmap scans - see https://responsible.ie/ for contact info or to opt out"</text:span></text:p>
              </text:list-item>
              <text:list-item>
                <text:p text:style-name="P13"><text:span text:style-name="T5"><text:s text:c="12"/></text:span><text:span text:style-name="T5">AAAA <text:s text:c="3"/>2a00:c6c0:0:119:7::10</text:span></text:p>
              </text:list-item>
              <text:list-item>
                <text:p text:style-name="P13"><text:span text:style-name="T5">$TTL 3600 <text:s text:c="2"/>; 1 hour</text:span></text:p>
              </text:list-item>
              <text:list-item>
                <text:p text:style-name="P13"><text:span text:style-name="T5"><text:s text:c="12"/></text:span><text:span text:style-name="T5">CAA 128 issue "letsencrypt.org"</text:span></text:p>
                <text:p text:style-name="P13"><text:span text:style-name="T5"/></text:p>
              </text:list-item>
            </text:list>
          </draw:text-box>
        </draw:frame>
        <draw:custom-shape draw:style-name="gr2" draw:text-style-name="P15" draw:layer="layout" svg:width="23.285cm" svg:height="3.792cm" svg:x="2.2cm" svg:y="16.916cm">
          <text:list text:style-name="L1">
            <text:list-header>
              <text:p text:style-name="P14"><text:span text:style-name="T4"/></text:p>
              <text:p text:style-name="P14"><text:span text:style-name="T4"/></text:p>
            </text:list-header>
            <text:list-item>
              <text:p text:style-name="P14"><text:span text:style-name="T4"/></text:p>
            </text:list-item>
            <text:list-item>
              <text:p text:style-name="P14"><text:span text:style-name="T4">The real zone file for this domain has keys and signatures for DNSSEC</text:span></text:p>
              <text:p text:style-name="P14"><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5">
              <text:list-item>
                <text:p text:style-name="P8"><text:span text:style-name="T1">The root: “.”</text:span></text:p>
              </text:list-item>
              <text:list-item>
                <text:p text:style-name="P8"><text:span text:style-name="T1">Top Level Domains (TLDs)</text:span></text:p>
              </text:list-item>
            </text:list>
            <text:list text:style-name="L7">
              <text:list-item>
                <text:list>
                  <text:list-item>
                    <text:p text:style-name="P9"><text:span text:style-name="T1">Country-code TLDs (ccTLDs): .ie, .uk, .is,...</text:span></text:p>
                  </text:list-item>
                </text:list>
              </text:list-item>
            </text:list>
            <text:list text:style-name="L11">
              <text:list-item>
                <text:list>
                  <text:list-item>
                    <text:list>
                      <text:list-item>
                        <text:p text:style-name="P16"><text:span text:style-name="T1">Each more or less do what they want</text:span></text:p>
                      </text:list-item>
                      <text:list-item>
                        <text:p text:style-name="P16"><text:span text:style-name="T1">IEDR manage .ie zone, CZ.nic manage .cz, ...</text:span></text:p>
                      </text:list-item>
                    </text:list>
                  </text:list-item>
                </text:list>
              </text:list-item>
            </text:list>
            <text:list text:style-name="L7">
              <text:list-item>
                <text:list>
                  <text:list-item>
                    <text:p text:style-name="P9"><text:span text:style-name="T1">Generic TLDs (gTLDs): .com, .org, .net,...</text:span></text:p>
                  </text:list-item>
                </text:list>
              </text:list-item>
            </text:list>
            <text:list text:style-name="L11">
              <text:list-item>
                <text:list>
                  <text:list-item>
                    <text:list>
                      <text:list-item>
                        <text:p text:style-name="P16"><text:span text:style-name="T1">Run under ICANN’s oversight (</text:span><text:span text:style-name="T6"><text:a xlink:href="https://icann.org/" xlink:type="simple">https://icann.org</text:a></text:span><text:span text:style-name="T1">)</text:span></text:p>
                      </text:list-item>
                      <text:list-item>
                        <text:p text:style-name="P16"><text:span text:style-name="T1">There are ~1500 of those now (because $$$) </text:span><text:span text:style-name="T1"><text:a xlink:href="https://data.iana.org/TLD/tlds-alpha-by-domain.txt" xlink:type="simple">https://data.iana.org/TLD/tlds-alpha-by-domain.txt</text:a></text:span><text:span text:style-name="T1"><text:s/></text:span></text:p>
                      </text:list-item>
                    </text:list>
                  </text:list-item>
                </text:list>
              </text:list-item>
            </text:list>
            <text:list text:style-name="L5">
              <text:list-item>
                <text:p text:style-name="P8"><text:span text:style-name="T1">Second level domains (2LDs), or effective Top Level Domains (eTLD)</text:span></text:p>
              </text:list-item>
            </text:list>
            <text:list text:style-name="L7">
              <text:list-item>
                <text:list>
                  <text:list-item>
                    <text:p text:style-name="P9"><text:span text:style-name="T1">Comply with parental controls (to some extent)</text:span></text:p>
                  </text:list-item>
                  <text:list-item>
                    <text:p text:style-name="P9"><text:span text:style-name="T1">Examples: example.com, tcd.ie, amazon.com</text:span></text:p>
                  </text:list-item>
                  <text:list-item>
                    <text:p text:style-name="P9"><text:span text:style-name="T1">.com zone has ~160M names, .ie has ~330k, .org has ~10M</text:span></text:p>
                  </text:list-item>
                </text:list>
              </text:list-item>
            </text:list>
            <text:list text:style-name="L5">
              <text:list-item>
                <text:p text:style-name="P8"><text:span text:style-name="T1">Third level and below: controlled by 2LD/eTLD</text:span></text:p>
              </text:list-item>
            </text:list>
            <text:list text:style-name="L7">
              <text:list-item>
                <text:list>
                  <text:list-item>
                    <text:p text:style-name="P9"><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Some TLDs don’t have all 2LDs directly below the TLD, e.g. .co.uk, .com.au etc.</text:span></text:p>
              </text:list-item>
              <text:list-item>
                <text:p text:style-name="P8"><text:span text:style-name="T1">Causes a problem for browsers, when deciding whether to re-tx cookies in HTTP</text:span></text:p>
              </text:list-item>
              <text:list-item>
                <text:p text:style-name="P8"><text:span text:style-name="T1">Ickky “solution” is the PSL</text:span></text:p>
              </text:list-item>
            </text:list>
            <text:list text:style-name="L7">
              <text:list-item>
                <text:list>
                  <text:list-item>
                    <text:p text:style-name="P9"><text:span text:style-name="T6"><text:a xlink:href="https://publicsuffix.org/" xlink:type="simple">https://publicsuffix.org/</text:a></text:span><text:span text:style-name="T7"><text:s/></text:span><text:span text:style-name="T1">maintained by Mozilla and others</text:span></text:p>
                  </text:list-item>
                  <text:list-item>
                    <text:p text:style-name="P9"><text:span text:style-name="T1">A text file with 14305 lines at 20230307</text:span></text:p>
                    <text:list>
                      <text:list-item>
                        <text:p><text:span text:style-name="T1">Was 13,679 lines at 20210419</text:span></text:p>
                      </text:list-item>
                      <text:list-item>
                        <text:p><text:span text:style-name="T1">Was 13,085 lines at 20200218</text:span></text:p>
                      </text:list-item>
                    </text:list>
                  </text:list-item>
                </text:list>
              </text:list-item>
            </text:list>
            <text:list text:style-name="L5">
              <text:list-item>
                <text:p text:style-name="P8"><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8"><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4.089cm" svg:x="1.397cm" svg:y="4.911cm" presentation:class="outline" presentation:user-transformed="true">
          <draw:text-box>
            <text:list text:style-name="L5">
              <text:list-item>
                <text:p text:style-name="P8"><text:span text:style-name="T1">Top Level Domains (TLDs) are operated by registries,</text:span></text:p>
              </text:list-item>
            </text:list>
            <text:list text:style-name="L7">
              <text:list-item>
                <text:list>
                  <text:list-item>
                    <text:p text:style-name="P9"><text:span text:style-name="T1">IEDR for .ie (they rebranded themselves recently as weare.ie)</text:span></text:p>
                  </text:list-item>
                  <text:list-item>
                    <text:p text:style-name="P9"><text:span text:style-name="T1">Affilias operate a whole bunch of ccTLDs and gTLDs</text:span></text:p>
                  </text:list-item>
                </text:list>
              </text:list-item>
            </text:list>
            <text:list text:style-name="L11">
              <text:list-item>
                <text:list>
                  <text:list-item>
                    <text:list>
                      <text:list-item>
                        <text:p text:style-name="P16"><text:span text:style-name="T6"><text:a xlink:href="https://afilias.info/global-registry-services" xlink:type="simple">https://afilias.info/global-registry-services</text:a></text:span><text:span text:style-name="T1"><text:s/></text:span></text:p>
                      </text:list-item>
                    </text:list>
                  </text:list-item>
                </text:list>
              </text:list-item>
            </text:list>
            <text:list text:style-name="L7">
              <text:list-item>
                <text:list>
                  <text:list-item>
                    <text:p text:style-name="P9"><text:span text:style-name="T1">Public Interest Registry (PIR) operate .org (and feed $$$ to Internet Society, which feeds $$ to IETF and RFC editor – notwithstanding 2019/2020 controversy about possible sale of PIR)</text:span></text:p>
                  </text:list-item>
                </text:list>
              </text:list-item>
            </text:list>
            <text:list text:style-name="L5">
              <text:list-item>
                <text:p text:style-name="P8"><text:span text:style-name="T1">Registrars are accredited by registries and deal with registration of names (and transfer and de-registration)</text:span></text:p>
              </text:list-item>
              <text:list-item>
                <text:p text:style-name="P8"><text:span text:style-name="T1">Registrant is the entity that wants/has a name registered</text:span></text:p>
              </text:list-item>
            </text:list>
            <text:list text:style-name="L7">
              <text:list-item>
                <text:list>
                  <text:list-item>
                    <text:p text:style-name="P9"><text:span text:style-name="T1">Per-registry rules may apply, e.g. “connection to Ireland” for .ie</text:span></text:p>
                  </text:list-item>
                </text:list>
              </text:list-item>
            </text:list>
            <text:list text:style-name="L5">
              <text:list-item>
                <text:p text:style-name="P8"><text:span text:style-name="T1">Registries handle name conflicts, e.g. when trademark issues arise via some dispute resolution process (can involve $$$)</text:span></text:p>
              </text:list-item>
              <text:list-item>
                <text:p text:style-name="P8"><text:span text:style-name="T1">Registration costs to registrants from registrars vary from “free” to ~$1000, but mostly ~$10 per year</text:span></text:p>
              </text:list-item>
            </text:list>
            <text:list text:style-name="L7">
              <text:list-item>
                <text:list>
                  <text:list-item>
                    <text:p text:style-name="P9"><text:span text:style-name="T1">Some money flows up from registrar to registry (ccTLD or gTLD) and to ICANN (for gTLDs)</text:span></text:p>
                  </text:list-item>
                </text:list>
              </text:list-item>
            </text:list>
            <text:list text:style-name="L5">
              <text:list-item>
                <text:p text:style-name="P8"><text:span text:style-name="T1">ICANN auction new gTLDs now and then</text:span></text:p>
              </text:list-item>
            </text:list>
            <text:list text:style-name="L7">
              <text:list-item>
                <text:list>
                  <text:list-item>
                    <text:p text:style-name="P9"><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Registrar &lt;-&gt; registry protocols vary a lot</text:span></text:p>
              </text:list-item>
            </text:list>
            <text:list text:style-name="L7">
              <text:list-item>
                <text:list>
                  <text:list-item>
                    <text:p text:style-name="P9"><text:span text:style-name="T1">IEDR have a web console and an “API” that accredited registrars can use </text:span></text:p>
                  </text:list-item>
                  <text:list-item>
                    <text:p text:style-name="P9"><text:span text:style-name="T1">Extended Provisionin Protocol (EPP) </text:span></text:p>
                  </text:list-item>
                  <text:list-item>
                    <text:p text:style-name="P9"><text:span text:style-name="T1">Registration Data Access Protocol (RDAP)</text:span></text:p>
                  </text:list-item>
                </text:list>
              </text:list-item>
            </text:list>
            <text:list text:style-name="L5">
              <text:list-item>
                <text:p text:style-name="P8"><text:span text:style-name="T1">whois</text:span></text:p>
              </text:list-item>
            </text:list>
            <text:list text:style-name="L7">
              <text:list-item>
                <text:list>
                  <text:list-item>
                    <text:p text:style-name="P9"><text:span text:style-name="T1">“</text:span><text:span text:style-name="T1">Legacy” protocol where registry publishes some registrant data </text:span></text:p>
                  </text:list-item>
                </text:list>
              </text:list-item>
            </text:list>
            <text:list text:style-name="L11">
              <text:list-item>
                <text:list>
                  <text:list-item>
                    <text:list>
                      <text:list-item>
                        <text:p text:style-name="P16"><text:span text:style-name="T1">May contain personally identifying information (PII)</text:span></text:p>
                      </text:list-item>
                    </text:list>
                  </text:list-item>
                </text:list>
              </text:list-item>
            </text:list>
            <text:list text:style-name="L7">
              <text:list-item>
                <text:list>
                  <text:list-item>
                    <text:p text:style-name="P9"><text:span text:style-name="T1">You can install “whois” on you machine or use via the web</text:span></text:p>
                  </text:list-item>
                  <text:list-item>
                    <text:p text:style-name="P9"><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Server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A (logical) zone file for a domain is served by an Authoritative DNS server</text:span></text:p>
              </text:list-item>
              <text:list-item>
                <text:p text:style-name="P10"><text:span text:style-name="T4">Typically 2 or 3 authoritative servers are serving each zone for redundancy</text:span></text:p>
              </text:list-item>
            </text:list>
            <text:list text:style-name="L9">
              <text:list-item>
                <text:list>
                  <text:list-item>
                    <text:p text:style-name="P11"><text:span text:style-name="T4">The DNS protocol has “zone transfer” commands (e.g. AXFR) that help syncing multiple servers</text:span></text:p>
                  </text:list-item>
                </text:list>
              </text:list-item>
            </text:list>
            <text:list text:style-name="L8">
              <text:list-item>
                <text:p text:style-name="P10"><text:span text:style-name="T4">Recursive DNS servers query the Authoritatives to resolve names, e.g. starting at “.” ask “where is .ie”; get answer; at “.ie” ask “where is tcd.ie”; at “tcd.ie” ask “what is the IP for </text:span><text:span text:style-name="T8"><text:a xlink:href="http://www.tcd.ie/" xlink:type="simple">www.tcd.ie</text:a></text:span><text:span text:style-name="T4">”</text:span></text:p>
              </text:list-item>
              <text:list-item>
                <text:p text:style-name="P10"><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10"><text:span text:style-name="T4">The protocol spoken between clients, Recursives and Authoritatives is the DNS protocol</text:span></text:p>
              </text:list-item>
              <text:list-item>
                <text:p text:style-name="P10"><text:span text:style-name="T4">On linuxes, the “</text:span><text:span text:style-name="T9">dig</text:span><text:span text:style-name="T4">” tool allows you to explore the DNS (“</text:span><text:span text:style-name="T9">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3.461cm" svg:x="1.397cm" svg:y="0.077cm" presentation:class="title" presentation:user-transformed="true">
          <draw:text-box>
            <text:p>Example</text:p>
          </draw:text-box>
        </draw:frame>
        <draw:frame presentation:style-name="pr15" draw:layer="layout" svg:width="25.153cm" svg:height="18.004cm" svg:x="1.397cm" svg:y="2.706cm" presentation:class="outline" presentation:user-transformed="true">
          <draw:text-box>
            <text:list text:style-name="L10">
              <text:list-item>
                <text:p><text:span text:style-name="T10">$ dig +dnssec ietf.org</text:span></text:p>
              </text:list-item>
              <text:list-item>
                <text:p><text:span text:style-name="T10">; &lt;&lt;&gt;&gt; DiG 9.18.4-2ubuntu2.1-Ubuntu &lt;&lt;&gt;&gt; +dnssec ietf.org</text:span></text:p>
              </text:list-item>
              <text:list-item>
                <text:p><text:span text:style-name="T10">;; global options: +cmd</text:span></text:p>
              </text:list-item>
              <text:list-item>
                <text:p><text:span text:style-name="T10">;; Got answer:</text:span></text:p>
              </text:list-item>
              <text:list-item>
                <text:p><text:span text:style-name="T10">;; -&gt;&gt;HEADER&lt;&lt;- opcode: QUERY, status: NOERROR, id: 27100</text:span></text:p>
              </text:list-item>
              <text:list-item>
                <text:p><text:span text:style-name="T10">;; flags: qr rd ra ad; QUERY: 1, ANSWER: 2, AUTHORITY: 0, ADDITIONAL: 1</text:span></text:p>
              </text:list-item>
              <text:list-item>
                <text:p><text:span text:style-name="T10">;; OPT PSEUDOSECTION:</text:span></text:p>
              </text:list-item>
              <text:list-item>
                <text:p><text:span text:style-name="T10">; EDNS: version: 0, flags: do; udp: 1232</text:span></text:p>
              </text:list-item>
              <text:list-item>
                <text:p><text:span text:style-name="T10">;; QUESTION SECTION:</text:span></text:p>
              </text:list-item>
              <text:list-item>
                <text:p><text:span text:style-name="T10">;ietf.org.</text:span><text:span text:style-name="T10"><text:tab/></text:span><text:span text:style-name="T10"><text:tab/></text:span><text:span text:style-name="T10"><text:tab/></text:span><text:span text:style-name="T10">IN</text:span><text:span text:style-name="T10"><text:tab/></text:span><text:span text:style-name="T10">A</text:span></text:p>
              </text:list-item>
              <text:list-item>
                <text:p><text:span text:style-name="T10">;; ANSWER SECTION:</text:span></text:p>
              </text:list-item>
              <text:list-item>
                <text:p><text:span text:style-name="T10">ietf.org.</text:span><text:span text:style-name="T10"><text:tab/></text:span><text:span text:style-name="T10"><text:tab/></text:span><text:span text:style-name="T10">1800</text:span><text:span text:style-name="T10"><text:tab/></text:span><text:span text:style-name="T10">IN</text:span><text:span text:style-name="T10"><text:tab/></text:span><text:span text:style-name="T10">A</text:span><text:span text:style-name="T10"><text:tab/></text:span><text:span text:style-name="T10">50.223.129.194</text:span></text:p>
              </text:list-item>
              <text:list-item>
                <text:p><text:span text:style-name="T10">ietf.org.</text:span><text:span text:style-name="T10"><text:tab/></text:span><text:span text:style-name="T10"><text:tab/></text:span><text:span text:style-name="T10">1800</text:span><text:span text:style-name="T10"><text:tab/></text:span><text:span text:style-name="T10">IN</text:span><text:span text:style-name="T10"><text:tab/></text:span><text:span text:style-name="T10">RRSIG</text:span><text:span text:style-name="T10"><text:tab/></text:span><text:span text:style-name="T10">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text:span text:style-name="T10">;; Query time: 1135 msec</text:span></text:p>
              </text:list-item>
              <text:list-item>
                <text:p><text:span text:style-name="T10">;; SERVER: ::1#53(::1) (UDP)</text:span></text:p>
              </text:list-item>
              <text:list-item>
                <text:p><text:span text:style-name="T10">;; WHEN: Wed Mar 15 16:06:15 GMT 2023</text:span></text:p>
              </text:list-item>
              <text:list-item>
                <text:p><text:span text:style-name="T10">;; MSG SIZE <text:s/>rcvd: 349</text:span></text:p>
                <text:p/>
              </text:list-item>
            </text:list>
          </draw:text-box>
        </draw:frame>
        <presentation:notes draw:style-name="dp2">
          <draw:page-thumbnail draw:style-name="gr1" draw:layer="layout" svg:width="14.803cm" svg:height="11.09cm" svg:x="3.073cm" svg:y="2.258cm" draw:page-number="11" presentation:class="page"/>
          <draw:frame presentation:style-name="pr16" draw:text-style-name="P17"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he root zone “.” is special – it’s content is (carefully) managed by IANA and handed over to the root server operators…</text:span></text:p>
              </text:list-item>
            </text:list>
            <text:list text:style-name="L9">
              <text:list-item>
                <text:list>
                  <text:list-item>
                    <text:p text:style-name="P11"><text:span text:style-name="T8"><text:a xlink:href="https://www.iana.org/domains/root/servers" xlink:type="simple">https://www.iana.org/domains/root/servers</text:a></text:span><text:span text:style-name="T4"><text:s/></text:span></text:p>
                  </text:list-item>
                </text:list>
              </text:list-item>
            </text:list>
            <text:list text:style-name="L8">
              <text:list-item>
                <text:p text:style-name="P10"><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10"><text:span text:style-name="T4">Most root zone instances are accessed using anycast IP routing</text:span></text:p>
              </text:list-item>
            </text:list>
            <text:list text:style-name="L9">
              <text:list-item>
                <text:list>
                  <text:list-item>
                    <text:p text:style-name="P11"><text:span text:style-name="T1">Other public authoritative and even recursive servers (e.g. QuadN’s such as 8.8.8.8 or 1.1.1.1 or 9.9.9.9) also use anycast for better performance</text:span></text:p>
                  </text:list-item>
                </text:list>
              </text:list-item>
            </text:list>
            <text:list text:style-name="L8">
              <text:list-item>
                <text:p text:style-name="P10"><text:span text:style-name="T4">The root zone is pretty stable – and the Internet really needs that to be the case</text:span></text:p>
              </text:list-item>
              <text:list-item>
                <text:p text:style-name="P10"><text:span text:style-name="T4">Every Recursive needs at least one root server IP to start</text:span></text:p>
              </text:list-item>
            </text:list>
          </draw:text-box>
        </draw:frame>
        <presentation:notes draw:style-name="dp4">
          <draw:page-thumbnail draw:style-name="gr1" draw:layer="layout" svg:width="14.812cm" svg:height="11.099cm" svg:x="3.074cm" svg:y="2.258cm" draw:page-number="12" presentation:class="page"/>
          <draw:frame presentation:style-name="pr11" draw:text-style-name="P3" draw:layer="layout" svg:width="16.766cm" svg:height="13.33cm" svg:x="2.099cm" svg:y="14.107cm" presentation:class="notes" presentation:placeholder="true">
            <draw:text-box/>
          </draw:frame>
        </presentation:notes>
      </draw:page>
      <draw:page draw:name="page13" draw:style-name="dp1" draw:master-page-name="Default">
        <draw:custom-shape draw:style-name="gr3" draw:text-style-name="P19" draw:layer="layout" svg:width="25.175cm" svg:height="16.153cm" svg:x="1.398cm" svg:y="0.838cm">
          <text:list text:style-name="L1">
            <text:list-header>
              <text:p text:style-name="P18"><text:span text:style-name="T11">Olaf’s DNS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3" presentation:class="page"/>
          <draw:frame presentation:style-name="pr8" draw:text-style-name="P3" draw:layer="layout" svg:width="16.779cm" svg:height="13.344cm" svg:x="2.098cm" svg:y="14.107cm" presentation:class="notes" presentation:placeholder="true">
            <draw:text-box/>
          </draw:frame>
        </presentation:notes>
      </draw:page>
      <draw:page draw:name="page14" draw:style-name="dp1" draw:master-page-name="Default">
        <draw:custom-shape draw:style-name="gr4" draw:text-style-name="P19" draw:layer="layout" svg:width="25.175cm" svg:height="16.153cm" svg:x="1.398cm" svg:y="0.838cm">
          <text:list text:style-name="L1">
            <text:list-header>
              <text:p text:style-name="P18"><text:span text:style-name="T11">Olaf’s DNSSEC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4" presentation:class="page"/>
          <draw:frame presentation:style-name="pr8" draw:text-style-name="P3" draw:layer="layout" svg:width="16.779cm" svg:height="13.344cm" svg:x="2.098cm" svg:y="14.107cm" presentation:class="notes" presentation:placeholder="true">
            <draw:text-box/>
          </draw:frame>
        </presentation:notes>
      </draw:page>
      <draw:page draw:name="page1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ependency on parent (for DS record) makes DNSSEC hard to deploy</text:span></text:p>
              </text:list-item>
            </text:list>
            <text:list text:style-name="L6">
              <text:list-item>
                <text:list>
                  <text:list-item>
                    <text:p text:style-name="P9"><text:span text:style-name="T1">Should registrar or registrant contact parent?</text:span></text:p>
                  </text:list-item>
                  <text:list-item>
                    <text:p text:style-name="P9"><text:span text:style-name="T1">If registrar, how does zone get signed, or, how does DS/KSK get to registrar? (usually via a crappy web form)</text:span></text:p>
                  </text:list-item>
                  <text:list-item>
                    <text:p text:style-name="P9"><text:span text:style-name="T1">If registrant, how does registry know it’s dealing with the right party (registrant has a/c at registrar, not registry)</text:span></text:p>
                  </text:list-item>
                </text:list>
              </text:list-item>
            </text:list>
            <text:list text:style-name="L12">
              <text:list-item>
                <text:p text:style-name="P8"><text:span text:style-name="T1">Early DNSSEC deployments broke things (and still can)</text:span></text:p>
              </text:list-item>
            </text:list>
            <text:list text:style-name="L6">
              <text:list-item>
                <text:list>
                  <text:list-item>
                    <text:p text:style-name="P9"><text:span text:style-name="T1">DNSSEC adds a new thing to manage (RRSIG expiry) that you can muck up</text:span></text:p>
                  </text:list-item>
                  <text:list-item>
                    <text:p text:style-name="P9"><text:span text:style-name="T1">But many zones these days are likely fairly dynamic (VMs) so maybe this is lessening as a downside</text:span></text:p>
                  </text:list-item>
                </text:list>
              </text:list-item>
            </text:list>
            <text:list text:style-name="L5">
              <text:list-item>
                <text:p text:style-name="P8"><text:span text:style-name="T1">There are reported issues with stubs and recursives that don’t handle DNSSEC well, or who even strip DNSSEC RRs (typical middlebox issue!)</text:span></text:p>
              </text:list-item>
            </text:list>
            <text:list text:style-name="L6">
              <text:list-item>
                <text:list>
                  <text:list-item>
                    <text:p text:style-name="P9"><text:span text:style-name="T1">Browsers are quite intolerant of &gt;1% additional failures</text:span></text:p>
                  </text:list-item>
                </text:list>
              </text:list-item>
            </text:list>
            <text:list text:style-name="L5">
              <text:list-item>
                <text:p text:style-name="P8"><text:span text:style-name="T1">There was also lots of delay getting the root zone signed (only happened in 2010)</text:span></text:p>
              </text:list-item>
              <text:list-item>
                <text:p text:style-name="P8"><text:span text:style-name="T1">Some zone maintainers (say they) cannot sign their zones due to lack of control over names</text:span></text:p>
              </text:list-item>
              <text:list-item>
                <text:p text:style-name="P8"><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5" presentation:class="page"/>
          <draw:frame presentation:style-name="pr8" draw:text-style-name="P3" draw:layer="layout" svg:width="16.779cm" svg:height="13.344cm" svg:x="2.098cm" svg:y="14.107cm" presentation:class="notes" presentation:placeholder="true">
            <draw:text-box/>
          </draw:frame>
        </presentation:notes>
      </draw:page>
      <draw:page draw:name="page1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5.012cm" presentation:class="outline" presentation:user-transformed="true">
          <draw:text-box>
            <text:list text:style-name="L5">
              <text:list-item>
                <text:p text:style-name="P8"><text:span text:style-name="T1">CDS/CDNSKEY (RFC 8078) provides a way for zone maintainer to publish a “new” DS (CDS) or new KSK (CDKSKEY) in their zone</text:span></text:p>
              </text:list-item>
            </text:list>
            <text:list text:style-name="L7">
              <text:list-item>
                <text:list>
                  <text:list-item>
                    <text:p text:style-name="P9"><text:span text:style-name="T1">Parent scans children (who are known to do this) and can pick up new DS value that can be used to populate parent zone file (if various conditions met)</text:span></text:p>
                  </text:list-item>
                  <text:list-item>
                    <text:p text:style-name="P9"><text:span text:style-name="T1">Hasn’t seen much deployment yet, but should help with ongoing maintainance, allowing much easier changes to KSKs </text:span></text:p>
                  </text:list-item>
                </text:list>
              </text:list-item>
            </text:list>
            <text:list text:style-name="L5">
              <text:list-item>
                <text:p text:style-name="P8"><text:span text:style-name="T1">I know of one pentester who likes to see DNSSEC as it tells him that his customers have asserted control over their DNS</text:span></text:p>
              </text:list-item>
              <text:list-item>
                <text:p text:style-name="P8"><text:span text:style-name="T1">DNSSEC does offer real protection though, e.g. the DNSpoinage attack would likely have been detected and some aspects of those attacks may have been prevented</text:span></text:p>
              </text:list-item>
            </text:list>
            <text:list text:style-name="L6">
              <text:list-item>
                <text:list>
                  <text:list-item>
                    <text:p text:style-name="P9"><text:span text:style-name="T6"><text:a xlink:href="https://krebsonsecurity.com/2019/02/a-deep-dive-on-the-recent-widespread-dns-hijacking-attacks/" xlink:type="simple">https://krebsonsecurity.com/2019/02/a-deep-dive-on-the-recent-widespread-dns-hijacking-attacks/</text:a></text:span></text:p>
                  </text:list-item>
                </text:list>
              </text:list-item>
            </text:list>
            <text:list text:style-name="L5">
              <text:list-item>
                <text:p text:style-name="P8"><text:span text:style-name="T1">Some big Registrars are starting to include DNSSEC in a bundle</text:span></text:p>
              </text:list-item>
            </text:list>
            <text:list text:style-name="L6">
              <text:list-item>
                <text:list>
                  <text:list-item>
                    <text:p text:style-name="P9"><text:span text:style-name="T8"><text:a xlink:href="https://ie.godaddy.com/hosting/premium-dns" xlink:type="simple">https://ie.godaddy.com/hosting/premium-dns</text:a></text:span><text:span text:style-name="T4"><text:s/></text:span></text:p>
                  </text:list-item>
                </text:list>
              </text:list-item>
            </text:list>
            <text:list text:style-name="L5">
              <text:list-item>
                <text:p text:style-name="P8"><text:span text:style-name="T1">Some TLDs are incentivising registrars (via discounts of maybe 10% of $) to deploy DNSSEC for new domains</text:span></text:p>
              </text:list-item>
            </text:list>
            <text:list text:style-name="L7">
              <text:list-item>
                <text:list>
                  <text:list-item>
                    <text:p text:style-name="P9"><text:span text:style-name="T1">Leads to more deployment, not clear if more security</text:span></text:p>
                  </text:list-item>
                </text:list>
              </text:list-item>
            </text:list>
          </draw:text-box>
        </draw:frame>
        <presentation:notes draw:style-name="dp4">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Result: ~2% of 2LDs signed, maybe 3% of names covered</text:span></text:p>
              </text:list-item>
              <text:list-item>
                <text:p text:style-name="P8"><text:span text:style-name="T1">Some stats: </text:span><text:span text:style-name="T6"><text:a xlink:href="https://www.statdns.com/" xlink:type="simple">https://www.statdns.com/</text:a></text:span><text:span text:style-name="T1"><text:s/></text:span></text:p>
              </text:list-item>
            </text:list>
            <text:p text:style-name="P9"><text:span text:style-name="T1">Shows about 3.8% of .com signed (was 3.2% a year ago and 2% a year before) but 57% of .se (was closer to 70% a year ago)</text:span></text:p>
            <text:list text:continue-numbering="true" text:style-name="L5">
              <text:list-item>
                <text:p text:style-name="P8"><text:span text:style-name="T1">More stats: </text:span><text:span text:style-name="T6"><text:a xlink:href="https://stats.dnssec-tools.org/" xlink:type="simple">https://stats.dnssec-tools.org/</text:a></text:span><text:span text:style-name="T1"><text:s/></text:span></text:p>
              </text:list-item>
            </text:list>
            <text:list text:style-name="L6">
              <text:list-item>
                <text:list>
                  <text:list-item>
                    <text:p text:style-name="P9"><text:span text:style-name="T1">Shows similar numbers, slowly increasing total of 23M DS RRs in 2023</text:span></text:p>
                  </text:list-item>
                </text:list>
              </text:list-item>
            </text:list>
            <text:list text:style-name="L12">
              <text:list-item>
                <text:p text:style-name="P8"><text:span text:style-name="T1">Some major web properties/CDNs are not signed, others are</text:span></text:p>
              </text:list-item>
            </text:list>
            <text:list text:style-name="L6">
              <text:list-item>
                <text:list>
                  <text:list-item>
                    <text:p text:style-name="P9"><text:span text:style-name="T1">Not sure why – maybe something to do with internal systems</text:span></text:p>
                  </text:list-item>
                </text:list>
              </text:list-item>
            </text:list>
            <text:list text:style-name="L5">
              <text:list-item>
                <text:p text:style-name="P8"><text:span text:style-name="T1">“</text:span><text:span text:style-name="T1">Economic incentives on DNSSEC deployment: time to move from quantity to quality”</text:span></text:p>
              </text:list-item>
            </text:list>
            <text:list text:style-name="L7">
              <text:list-item>
                <text:list>
                  <text:list-item>
                    <text:p text:style-name="P9"><text:span text:style-name="T6"><text:a xlink:href="https://ieeexplore.ieee.org/abstract/document/8406223/" xlink:type="simple">https://ieeexplore.ieee.org/abstract/document/8406223/</text:a></text:span><text:span text:style-name="T1"><text:s/></text:span></text:p>
                  </text:list-item>
                  <text:list-item>
                    <text:p text:style-name="P9"><text:span text:style-name="T6"><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All data published in DNS is public, so historically there was little/no interest in confidentiality when DNSSEC was defined</text:span></text:p>
              </text:list-item>
              <text:list-item>
                <text:p text:style-name="P8"><text:span text:style-name="T1">But the fact of access to DNS data can be sensitive, e.g. if you access </text:span><text:span text:style-name="T6"><text:a xlink:href="https://www.aa.org/" xlink:type="simple">https://www.aa.org/</text:a></text:span><text:span text:style-name="T1"><text:s/>that may say something about your life</text:span></text:p>
              </text:list-item>
              <text:list-item>
                <text:p text:style-name="P8"><text:span text:style-name="T1">RFC9076 documents DNS privacy considerations</text:span></text:p>
              </text:list-item>
            </text:list>
            <text:list text:style-name="L13">
              <text:list-item>
                <text:list>
                  <text:list-item>
                    <text:p text:style-name="P9"><text:span text:style-name="T1">Names, timing, IP addresses (e.g. if local recursive), client-subnet</text:span></text:p>
                  </text:list-item>
                  <text:list-item>
                    <text:p text:style-name="P9"><text:span text:style-name="T1">July 2021 update of RFC7626 from 2015 – shows this is an active area</text:span></text:p>
                  </text:list-item>
                </text:list>
              </text:list-item>
            </text:list>
            <text:list text:style-name="L5">
              <text:list-item>
                <text:p text:style-name="P8"><text:span text:style-name="T1">Mitigations: </text:span></text:p>
              </text:list-item>
            </text:list>
            <text:list text:style-name="L13">
              <text:list-item>
                <text:list>
                  <text:list-item>
                    <text:p text:style-name="P9"><text:span text:style-name="T1">Use Tor browser </text:span></text:p>
                  </text:list-item>
                  <text:list-item>
                    <text:p text:style-name="P9"><text:span text:style-name="T1">QNAME minimisation (RFC9156)</text:span></text:p>
                  </text:list-item>
                  <text:list-item>
                    <text:p text:style-name="P9"><text:span text:style-name="T1">Define ways to provide confidentiality for DNS traffic (DoT/DoH/ADoX)</text:span></text:p>
                  </text:list-item>
                  <text:list-item>
                    <text:p text:style-name="P9"><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IETF “DPRIVE” working group has defined how to run DNS over TLS (DoT, RFC7858) </text:span></text:p>
              </text:list-item>
              <text:list-item>
                <text:p text:style-name="P8"><text:span text:style-name="T1">DoT is usable today between stub and recursive</text:span></text:p>
              </text:list-item>
              <text:list-item>
                <text:p text:style-name="P8"><text:span text:style-name="T1">Generally, you replace your system stub resolver (e.g. systemd, dnsmasq) with something that can do DoT (e.g. stubby+unbound – I do that)</text:span></text:p>
              </text:list-item>
            </text:list>
            <text:list text:style-name="L7">
              <text:list-item>
                <text:list>
                  <text:list-item>
                    <text:p text:style-name="P9"><text:span text:style-name="T6"><text:a xlink:href="https://dnsprivacy.org/wiki/display/DP/DNS+Privacy+Daemon+-+Stubby" xlink:type="simple">https://dnsprivacy.org/wiki/display/DP/DNS+Privacy+Daemon+-+Stubby</text:a></text:span></text:p>
                  </text:list-item>
                </text:list>
              </text:list-item>
            </text:list>
            <text:list text:style-name="L5">
              <text:list-item>
                <text:p text:style-name="P8"><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NS query or answer lengths may leak information about names </text:span></text:p>
              </text:list-item>
              <text:list-item>
                <text:p text:style-name="P8"><text:span text:style-name="T1">RFC 7830 describes an EDNS(0) padding option</text:span></text:p>
              </text:list-item>
              <text:list-item>
                <text:p text:style-name="P8"><text:span text:style-name="T1">Responders MUST pad if requesters do (and MAY in any case)</text:span></text:p>
              </text:list-item>
              <text:list-item>
                <text:p text:style-name="P8"><text:span text:style-name="T1">RFC 8467 describes ways in which one might use padding and recommends:</text:span></text:p>
              </text:list-item>
            </text:list>
            <text:list text:style-name="L13">
              <text:list-item>
                <text:list>
                  <text:list-item>
                    <text:p text:style-name="P9"><text:span text:style-name="T1">Pad queries to block lengths of N x 128 octets </text:span></text:p>
                  </text:list-item>
                  <text:list-item>
                    <text:p text:style-name="P9"><text:span text:style-name="T1">Pad responses to block lengths of N x 468 octets</text:span></text:p>
                  </text:list-item>
                  <text:list-item>
                    <text:p text:style-name="P9"><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20" presentation:class="page"/>
          <draw:frame presentation:style-name="pr8" draw:text-style-name="P3" draw:layer="layout" svg:width="16.779cm" svg:height="13.344cm" svg:x="2.098cm" svg:y="14.107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Today, DoT is usable for stub &lt;-&gt; recusive</text:span></text:p>
              </text:list-item>
              <text:list-item>
                <text:p text:style-name="P8"><text:span text:style-name="T1">Would like to also secure recursive &lt;-&gt; authoritative</text:span></text:p>
              </text:list-item>
              <text:list-item>
                <text:p text:style-name="P8"><text:span text:style-name="T1">Can’t amortise TLS state so much so needs lots of performance testing, esp., if done near root</text:span></text:p>
              </text:list-item>
              <text:list-item>
                <text:p text:style-name="P8"><text:span text:style-name="T1">Not clear if/how to authenticate authoritative (various proposal being considered)</text:span></text:p>
              </text:list-item>
              <text:list-item>
                <text:p text:style-name="P8"><text:span text:style-name="T1">Might get deployed in medium term, but not clear</text:span></text:p>
              </text:list-item>
              <text:list-item>
                <text:p text:style-name="P8"><text:span text:style-name="T1">Despite uncertainty, we sometimes talk about Authoritative DNS over TLS, (ADoT) ‘cause that’s what we’ll most likely end up doing</text:span></text:p>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Browsers and some JS code however can’t easily tell if DoT is being used as there’s no portable OS API to use for that today (some OSes may add such a thing, not sure)</text:span></text:p>
              </text:list-item>
              <text:list-item>
                <text:p text:style-name="P8"><text:span text:style-name="T1">So DNS over HTTPS (DoH, RFC 8484) describes how to encapsulate DNS traffic in HTTPS</text:span></text:p>
              </text:list-item>
              <text:list-item>
                <text:p text:style-name="P8"><text:span text:style-name="T1">Supported today in FF with their “Trusted Recursive Resolver” (TRR) concept, with a set of “built-in” TRR instances (Cloudflare, NextDNS,...) </text:span></text:p>
              </text:list-item>
              <text:list-item>
                <text:p text:style-name="P8"><text:span text:style-name="T1">Google, Microsoft and Apple have all made announcements about their plans for DoH. They differ in various ways.</text:span></text:p>
              </text:list-item>
              <text:list-item>
                <text:p text:style-name="P8"><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Various operator-like folks described their problems with DoH (or more correctly with the mozilla/CF deployment they feared might happen)</text:span></text:p>
              </text:list-item>
            </text:list>
            <text:list text:style-name="L7">
              <text:list-item>
                <text:list>
                  <text:list-item>
                    <text:p text:style-name="P9"><text:span text:style-name="T6"><text:a xlink:href="https://tools.ietf.org/html/draft-bertola-bcp-doh-clients" xlink:type="simple">https://tools.ietf.org/html/draft-bertola-bcp-doh-clients</text:a></text:span></text:p>
                  </text:list-item>
                  <text:list-item>
                    <text:p text:style-name="P9"><text:span text:style-name="T6"><text:a xlink:href="https://datatracker.ietf.org/doc/html/draft-doh-reid-operator" xlink:type="simple">https://datatracker.ietf.org/doc/html/draft-doh-reid-operator</text:a></text:span><text:span text:style-name="T6"><text:s/></text:span></text:p>
                  </text:list-item>
                  <text:list-item>
                    <text:p text:style-name="P9"><text:span text:style-name="T6"><text:a xlink:href="https://tools.ietf.org/html/draft-livingood-doh-implementation-risks-issues" xlink:type="simple">https://tools.ietf.org/html/draft-livingood-doh-implementation-risks-issues</text:a></text:span></text:p>
                  </text:list-item>
                </text:list>
              </text:list-item>
            </text:list>
            <text:list text:style-name="L5">
              <text:list-item>
                <text:p text:style-name="P8"><text:span text:style-name="T1">Some of the above folks even started an industry association, with an apparent goal of encouraging deployment of DNS privacy, but possibly in a flavour that better suits ISPs who traditionally operated the DNS recursives</text:span></text:p>
              </text:list-item>
            </text:list>
            <text:list text:style-name="L6">
              <text:list-item>
                <text:list>
                  <text:list-item>
                    <text:p text:style-name="P9"><text:span text:style-name="T6"><text:a xlink:href="https://www.encrypted-dns.org/" xlink:type="simple">https://www.encrypted-dns.org/</text:a></text:span><text:span text:style-name="T1"><text:s/></text:span></text:p>
                  </text:list-item>
                </text:list>
              </text:list-item>
            </text:list>
            <text:list text:style-name="L5">
              <text:list-item>
                <text:p text:style-name="P8"><text:span text:style-name="T1">None of the above are objective analyses, but work will likely happen to do that analysis, because there are some real issues (if DoH gets widely deployed in applications):</text:span></text:p>
              </text:list-item>
            </text:list>
            <text:list text:style-name="L7">
              <text:list-item>
                <text:list>
                  <text:list-item>
                    <text:p text:style-name="P9"><text:span text:style-name="T1">Split horizon</text:span></text:p>
                  </text:list-item>
                  <text:list-item>
                    <text:p text:style-name="P9"><text:span text:style-name="T1">Loss of enterprise control for BYOD and/or parental control @ home</text:span></text:p>
                  </text:list-item>
                  <text:list-item>
                    <text:p text:style-name="P9"><text:span text:style-name="T1">Passive DNS</text:span></text:p>
                  </text:list-item>
                </text:list>
              </text:list-item>
            </text:list>
            <text:list text:style-name="L14">
              <text:list-item>
                <text:list>
                  <text:list-header>
                    <text:p text:style-name="P20"><text:span text:style-name="T1"/></text:p>
                  </text:list-header>
                </text:list>
              </text:list-item>
            </text:list>
            <text:list text:style-name="L10">
              <text:list-header>
                <text:p text:style-name="P21"><text:span text:style-name="T1">IETF has chartered a working group to look at some of the less controversial aspects of all this: </text:span><text:span text:style-name="T6"><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Once/if we get deployment of DNS privacy (whether via DoT or DoH) then we can try to tackle SNI encryption as part of the TLS handshake</text:span></text:p>
              </text:list-item>
            </text:list>
            <text:list text:style-name="L7">
              <text:list-item>
                <text:list>
                  <text:list-item>
                    <text:p text:style-name="P9"><text:span text:style-name="T6"><text:a xlink:href="https://tools.ietf.org/html/draft-ietf-tls-esni" xlink:type="simple">https://tools.ietf.org/html/draft-ietf-tls-esni</text:a></text:span></text:p>
                  </text:list-item>
                </text:list>
              </text:list-item>
            </text:list>
            <text:list text:style-name="L5">
              <text:list-item>
                <text:p text:style-name="P8"><text:span text:style-name="T1">Idea: publish a new DH public share in DNS and use that to encrypt SNI in the TLS ClientHello</text:span></text:p>
              </text:list-item>
              <text:list-item>
                <text:p text:style-name="P8"><text:span text:style-name="T1">Still in-flux, but it works!</text:span></text:p>
                <text:list>
                  <text:list-item>
                    <text:p><text:span text:style-name="T1">I’m working on code for this: </text:span><text:span text:style-name="T6"><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8" draw:text-style-name="P2" draw:layer="layout" svg:width="25.157cm" svg:height="12.14cm" svg:x="1.397cm" svg:y="4.912cm" presentation:class="outline" presentation:user-transformed="true">
          <draw:text-box>
            <text:list text:style-name="L15">
              <text:list-item>
                <text:p text:style-name="P22"><text:span text:style-name="T4">Laptop OS: unbound+stubby</text:span></text:p>
              </text:list-item>
            </text:list>
            <text:list text:style-name="L16">
              <text:list-item>
                <text:list>
                  <text:list-item>
                    <text:p text:style-name="P23"><text:span text:style-name="T4">Unbound caches, stubby does DoT; config prefers my DNS recursive</text:span></text:p>
                  </text:list-item>
                  <text:list-item>
                    <text:p text:style-name="P23"><text:span text:style-name="T4">QNAME minimisation/padding turned on</text:span></text:p>
                  </text:list-item>
                  <text:list-item>
                    <text:p text:style-name="P23"><text:span text:style-name="T4">Stubby config has to include DoT servers on port 443 because of port blocking</text:span></text:p>
                  </text:list-item>
                  <text:list-item>
                    <text:p text:style-name="P23"><text:span text:style-name="T4">Occasional glitches require “sudo service stubby restart” now and then</text:span></text:p>
                  </text:list-item>
                </text:list>
              </text:list-item>
            </text:list>
            <text:list text:style-name="L15">
              <text:list-item>
                <text:p text:style-name="P22"><text:span text:style-name="T4">DoT testing: kdig tool</text:span></text:p>
              </text:list-item>
              <text:list-item>
                <text:p text:style-name="P22"><text:span text:style-name="T4">Within FF: DoH to NextDNS TRR (other browsers: I forget:-)</text:span></text:p>
              </text:list-item>
              <text:list-item>
                <text:p text:style-name="P22"><text:span text:style-name="T4">De-googled android uses DoT to 1.1.1.1 (Cloudflare)</text:span></text:p>
              </text:list-item>
              <text:list-item>
                <text:p text:style-name="P22"><text:span text:style-name="T4">On-phone browser (brave) uses DoH to 8.8.8.8 (Google)</text:span></text:p>
              </text:list-item>
              <text:list-item>
                <text:p text:style-name="P22"><text:span text:style-name="T4">At home: my home router (Turris) does DoT to Cloudflare using knot-resolver (as stub)</text:span></text:p>
              </text:list-item>
            </text:list>
            <text:list text:style-name="L16">
              <text:list-item>
                <text:list>
                  <text:list-item>
                    <text:p text:style-name="P23"><text:span text:style-name="T4">Clients at home use Turris as their DNS recursive via Do53 </text:span></text:p>
                  </text:list-item>
                  <text:list-item>
                    <text:p text:style-name="P23"><text:span text:style-name="T4">Recursive distribution via DHCP/RA as normal</text:span></text:p>
                  </text:list-item>
                </text:list>
              </text:list-item>
            </text:list>
            <text:list text:style-name="L15">
              <text:list-item>
                <text:p text:style-name="P24"><text:span text:style-name="T4">Anyone could do all that (but you’d wonder why they’d bother;-) client stuff ought be much more out-of-the-box and likely will become so</text:span></text:p>
              </text:list-item>
              <text:list-item>
                <text:p text:style-name="P24"><text:span text:style-name="T4">I used to operate my own DNS recursive resolver and use it in the above – I moved that VM though and haven’t gotten around to setting that up again yet</text:span></text:p>
              </text:list-item>
            </text:list>
          </draw:text-box>
        </draw:frame>
        <presentation:notes draw:style-name="dp4">
          <draw:page-thumbnail draw:style-name="gr1" draw:layer="layout" svg:width="14.807cm" svg:height="11.095cm" svg:x="3.074cm" svg:y="2.258cm" draw:page-number="25" presentation:class="page"/>
          <draw:frame presentation:style-name="pr19" draw:text-style-name="P3" draw:layer="layout" svg:width="16.761cm" svg:height="13.326cm" svg:x="2.098cm" svg:y="14.107cm" presentation:class="notes" presentation:placeholder="true">
            <draw:text-box/>
          </draw:frame>
        </presentation:notes>
      </draw:page>
      <draw:page draw:name="page26"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ex-)DNS recursive setup</text:span></text:p>
              </text:list-header>
            </text:list>
          </draw:text-box>
        </draw:frame>
        <draw:frame presentation:style-name="pr18" draw:text-style-name="P2" draw:layer="layout" svg:width="25.157cm" svg:height="12.14cm" svg:x="1.397cm" svg:y="5.058cm" presentation:class="outline" presentation:user-transformed="true">
          <draw:text-box>
            <text:list text:style-name="L15">
              <text:list-item>
                <text:p text:style-name="P24"><text:span text:style-name="T12">Runs on a small VPS rented from a local hoster (</text:span><text:span text:style-name="T4">as of 20200225)</text:span></text:p>
              </text:list-item>
              <text:list-item>
                <text:p text:style-name="P22"><text:span text:style-name="T4">DoH: Apache handles port 443 DoH queries, hands those to dnsdist which en/decpasulates DNS in/from HTTP, and uses a local unbound as the real caching, validating recursive</text:span></text:p>
              </text:list-item>
              <text:list-item>
                <text:p text:style-name="P22"><text:span text:style-name="T4">DoT: knot resolver (as recursive) directly handles port 853 traffic</text:span></text:p>
              </text:list-item>
            </text:list>
            <text:list text:style-name="L16">
              <text:list-item>
                <text:list>
                  <text:list-item>
                    <text:p text:style-name="P23"><text:span text:style-name="T4">dnsdist could/can also do that, just not today’s setup </text:span></text:p>
                  </text:list-item>
                </text:list>
              </text:list-item>
            </text:list>
            <text:list text:style-name="L15">
              <text:list-item>
                <text:p text:style-name="P22"><text:span text:style-name="T4">QNAME minimisation turned on in upstream queries (note to self: check that!)</text:span></text:p>
              </text:list-item>
              <text:list-item>
                <text:p text:style-name="P22"><text:span text:style-name="T4">Padding turned on for stubs</text:span></text:p>
              </text:list-item>
              <text:list-item>
                <text:p text:style-name="P22"><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2"><text:span text:style-name="T4">A setup like this is never going to be as fast/reliable as a mega-company one</text:span></text:p>
              </text:list-item>
              <text:list-item>
                <text:p text:style-name="P22"><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4">
          <draw:page-thumbnail draw:style-name="gr1" draw:layer="layout" svg:width="14.807cm" svg:height="11.095cm" svg:x="3.074cm" svg:y="2.258cm" draw:page-number="26" presentation:class="page"/>
          <draw:frame presentation:style-name="pr19" draw:text-style-name="P3" draw:layer="layout" svg:width="16.761cm" svg:height="13.326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DNS is sort-of criticial infrastructure that (sometimes amazingly) works well</text:span></text:p>
              </text:list-item>
              <text:list-item>
                <text:p text:style-name="P8"><text:span text:style-name="T1">DNSSEC deployment is still woeful</text:span></text:p>
              </text:list-item>
              <text:list-item>
                <text:p text:style-name="P8"><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1" style:font-size-asian="14pt" style:language-asian="en" style:country-asian="IE" style:font-name-complex="DejaVu Sans1"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5T14:19:38.151389600</meta:creation-date>
    <dc:date>2023-03-15T16:07:40.480388941</dc:date>
    <meta:editing-cycles>222</meta:editing-cycles>
    <meta:editing-duration>PT9H59M8S</meta:editing-duration>
    <meta:generator>LibreOffice/7.4.4.2$Linux_X86_64 LibreOffice_project/40$Build-2</meta:generator>
    <meta:document-statistic meta:object-count="137"/>
  </office:meta>
</office:document-meta>
</file>